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517" officeooo:paragraph-rsid="00072517"/>
    </style:style>
    <style:style style:name="P2" style:family="paragraph" style:parent-style-name="Standard">
      <style:text-properties officeooo:rsid="000842b2" officeooo:paragraph-rsid="000842b2"/>
    </style:style>
    <style:style style:name="P3" style:family="paragraph" style:parent-style-name="Standard">
      <style:text-properties officeooo:rsid="00085de0" officeooo:paragraph-rsid="00085de0"/>
    </style:style>
    <style:style style:name="P4" style:family="paragraph" style:parent-style-name="Standard" style:list-style-name="L3">
      <style:text-properties officeooo:rsid="00085de0" officeooo:paragraph-rsid="00097ef5"/>
    </style:style>
    <style:style style:name="P5" style:family="paragraph" style:parent-style-name="Standard">
      <style:text-properties officeooo:rsid="00097ef5" officeooo:paragraph-rsid="00097ef5"/>
    </style:style>
    <style:style style:name="P6" style:family="paragraph" style:parent-style-name="Standard" style:list-style-name="L3">
      <style:text-properties officeooo:rsid="00097ef5" officeooo:paragraph-rsid="00097ef5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9738" officeooo:paragraph-rsid="0011973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rsid="00085de0" officeooo:paragraph-rsid="000a44aa" style:font-size-asian="12pt" style:font-size-complex="12pt"/>
    </style:style>
    <style:style style:name="P9" style:family="paragraph" style:parent-style-name="Standard">
      <style:text-properties fo:font-size="12pt" officeooo:rsid="00085de0" officeooo:paragraph-rsid="000dfa80" style:font-size-asian="12pt" style:font-size-complex="12pt"/>
    </style:style>
    <style:style style:name="P10" style:family="paragraph" style:parent-style-name="Standard" style:list-style-name="L4">
      <style:text-properties fo:font-size="12pt" officeooo:rsid="000a44aa" officeooo:paragraph-rsid="000a44aa" style:font-size-asian="12pt" style:font-size-complex="12pt"/>
    </style:style>
    <style:style style:name="P11" style:family="paragraph" style:parent-style-name="Standard">
      <style:text-properties fo:font-size="12pt" officeooo:rsid="000a44aa" officeooo:paragraph-rsid="000a44aa" style:font-size-asian="12pt" style:font-size-complex="12pt"/>
    </style:style>
    <style:style style:name="P12" style:family="paragraph" style:parent-style-name="Standard">
      <style:text-properties fo:font-size="12pt" officeooo:rsid="00097ef5" officeooo:paragraph-rsid="000a44aa" style:font-size-asian="12pt" style:font-size-complex="12pt"/>
    </style:style>
    <style:style style:name="P13" style:family="paragraph" style:parent-style-name="Standard">
      <style:text-properties fo:font-size="12pt" officeooo:rsid="00097ef5" officeooo:paragraph-rsid="000ff44b" style:font-size-asian="12pt" style:font-size-complex="12pt"/>
    </style:style>
    <style:style style:name="P14" style:family="paragraph" style:parent-style-name="Standard" style:list-style-name="L4">
      <style:text-properties fo:font-size="12pt" officeooo:rsid="000bb4de" officeooo:paragraph-rsid="000bb4de" style:font-size-asian="12pt" style:font-size-complex="12pt"/>
    </style:style>
    <style:style style:name="P15" style:family="paragraph" style:parent-style-name="Standard">
      <style:text-properties fo:font-size="12pt" officeooo:rsid="000bb4de" officeooo:paragraph-rsid="000bb4de" style:font-size-asian="12pt" style:font-size-complex="12pt"/>
    </style:style>
    <style:style style:name="P16" style:family="paragraph" style:parent-style-name="Standard" style:list-style-name="L4">
      <style:text-properties fo:font-size="12pt" officeooo:rsid="000bd80c" officeooo:paragraph-rsid="000bd80c" style:font-size-asian="12pt" style:font-size-complex="12pt"/>
    </style:style>
    <style:style style:name="P17" style:family="paragraph" style:parent-style-name="Standard" style:list-style-name="L4">
      <style:text-properties fo:font-size="12pt" officeooo:rsid="000bedc1" officeooo:paragraph-rsid="000bedc1" style:font-size-asian="12pt" style:font-size-complex="12pt"/>
    </style:style>
    <style:style style:name="P18" style:family="paragraph" style:parent-style-name="Standard" style:list-style-name="L4">
      <style:text-properties fo:font-size="12pt" officeooo:rsid="000bf9a7" officeooo:paragraph-rsid="000bf9a7" style:font-size-asian="12pt" style:font-size-complex="12pt"/>
    </style:style>
    <style:style style:name="P19" style:family="paragraph" style:parent-style-name="Standard">
      <style:text-properties fo:font-size="12pt" officeooo:rsid="000bf9a7" officeooo:paragraph-rsid="000bf9a7" style:font-size-asian="12pt" style:font-size-complex="12pt"/>
    </style:style>
    <style:style style:name="P20" style:family="paragraph" style:parent-style-name="Standard">
      <style:text-properties fo:font-size="12pt" officeooo:rsid="000dfa80" officeooo:paragraph-rsid="000dfa80" style:font-size-asian="12pt" style:font-size-complex="12pt"/>
    </style:style>
    <style:style style:name="P21" style:family="paragraph" style:parent-style-name="Standard" style:list-style-name="L6">
      <style:text-properties fo:font-size="12pt" officeooo:rsid="000ff44b" officeooo:paragraph-rsid="000ff44b" style:font-size-asian="12pt" style:font-size-complex="12pt"/>
    </style:style>
    <style:style style:name="P22" style:family="paragraph" style:parent-style-name="Standard">
      <style:text-properties fo:font-size="12pt" officeooo:rsid="000ff44b" officeooo:paragraph-rsid="000ff44b" style:font-size-asian="12pt" style:font-size-complex="12pt"/>
    </style:style>
    <style:style style:name="P23" style:family="paragraph" style:parent-style-name="Standard" style:list-style-name="L8">
      <style:text-properties fo:font-size="12pt" officeooo:rsid="001059c8" officeooo:paragraph-rsid="001059c8" style:font-size-asian="12pt" style:font-size-complex="12pt"/>
    </style:style>
    <style:style style:name="P24" style:family="paragraph" style:parent-style-name="Standard" style:list-style-name="L8">
      <style:text-properties fo:font-size="12pt" officeooo:rsid="00116391" officeooo:paragraph-rsid="00116391" style:font-size-asian="12pt" style:font-size-complex="12pt"/>
    </style:style>
    <style:style style:name="P25" style:family="paragraph" style:parent-style-name="Standard" style:list-style-name="L8">
      <style:text-properties fo:font-size="12pt" officeooo:rsid="0012a314" officeooo:paragraph-rsid="0012a314" style:font-size-asian="12pt" style:font-size-complex="12pt"/>
    </style:style>
    <style:style style:name="P26" style:family="paragraph" style:parent-style-name="Standard" style:list-style-name="L4">
      <style:text-properties fo:font-size="12pt" fo:font-style="italic" style:text-underline-style="solid" style:text-underline-width="auto" style:text-underline-color="font-color" officeooo:rsid="000bd80c" officeooo:paragraph-rsid="000bd80c" style:font-size-asian="12pt" style:font-style-asian="italic" style:font-size-complex="12pt" style:font-style-complex="italic"/>
    </style:style>
    <style:style style:name="P27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16391" officeooo:paragraph-rsid="00116391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19738" officeooo:paragraph-rsid="0011973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style:text-underline-style="none" fo:font-weight="normal" officeooo:rsid="00116391" officeooo:paragraph-rsid="001175d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style:text-underline-style="none" fo:font-weight="normal" officeooo:rsid="001175dc" officeooo:paragraph-rsid="001175d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1">
      <style:text-properties fo:font-size="12pt" fo:font-style="normal" style:text-underline-style="none" fo:font-weight="normal" officeooo:rsid="001175dc" officeooo:paragraph-rsid="001175d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text-properties fo:font-size="12pt" style:text-underline-style="solid" style:text-underline-width="auto" style:text-underline-color="font-color" officeooo:rsid="00085de0" officeooo:paragraph-rsid="00097ef5" style:font-size-asian="12pt" style:font-size-complex="12pt"/>
    </style:style>
    <style:style style:name="P33" style:family="paragraph" style:parent-style-name="Standard" style:list-style-name="L4">
      <style:text-properties fo:font-size="12pt" style:text-underline-style="solid" style:text-underline-width="auto" style:text-underline-color="font-color" officeooo:rsid="00085de0" officeooo:paragraph-rsid="000a44aa" style:font-size-asian="12pt" style:font-size-complex="12pt"/>
    </style:style>
    <style:style style:name="P34" style:family="paragraph" style:parent-style-name="Standard" style:list-style-name="L4">
      <style:text-properties fo:font-size="12pt" style:text-underline-style="solid" style:text-underline-width="auto" style:text-underline-color="font-color" officeooo:rsid="00097ef5" officeooo:paragraph-rsid="000a44aa" style:font-size-asian="12pt" style:font-size-complex="12pt"/>
    </style:style>
    <style:style style:name="P35" style:family="paragraph" style:parent-style-name="Standard" style:list-style-name="L4">
      <style:text-properties fo:font-size="12pt" style:text-underline-style="solid" style:text-underline-width="auto" style:text-underline-color="font-color" officeooo:rsid="00097ef5" officeooo:paragraph-rsid="000bb4de" style:font-size-asian="12pt" style:font-size-complex="12pt"/>
    </style:style>
    <style:style style:name="P36" style:family="paragraph" style:parent-style-name="Standard" style:list-style-name="L4">
      <style:text-properties fo:font-size="12pt" style:text-underline-style="solid" style:text-underline-width="auto" style:text-underline-color="font-color" officeooo:rsid="000bd80c" officeooo:paragraph-rsid="000bd80c" style:font-size-asian="12pt" style:font-size-complex="12pt"/>
    </style:style>
    <style:style style:name="P37" style:family="paragraph" style:parent-style-name="Standard">
      <style:text-properties fo:font-size="12pt" style:text-underline-style="solid" style:text-underline-width="auto" style:text-underline-color="font-color" fo:font-weight="bold" officeooo:rsid="00085de0" officeooo:paragraph-rsid="000dfa80" style:font-size-asian="12pt" style:font-weight-asian="bold" style:font-size-complex="12pt" style:font-weight-complex="bold"/>
    </style:style>
    <style:style style:name="P38" style:family="paragraph" style:parent-style-name="Standard" style:list-style-name="L8">
      <style:text-properties fo:font-size="12pt" style:text-underline-style="solid" style:text-underline-width="auto" style:text-underline-color="font-color" fo:font-weight="normal" officeooo:rsid="001059c8" officeooo:paragraph-rsid="001059c8" style:font-size-asian="12pt" style:font-weight-asian="normal" style:font-size-complex="12pt" style:font-weight-complex="normal"/>
    </style:style>
    <style:style style:name="P39" style:family="paragraph" style:parent-style-name="Standard" style:list-style-name="L8">
      <style:text-properties fo:font-size="12pt" style:text-underline-style="solid" style:text-underline-width="auto" style:text-underline-color="font-color" fo:font-weight="normal" officeooo:rsid="000ff44b" officeooo:paragraph-rsid="000ff44b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text-properties officeooo:rsid="000bd80c" officeooo:paragraph-rsid="000bd80c"/>
    </style:style>
    <style:style style:name="P41" style:family="paragraph" style:parent-style-name="Standard" style:list-style-name="L11"/>
    <style:style style:name="P42" style:family="paragraph" style:parent-style-name="Standard">
      <style:text-properties fo:font-style="normal" officeooo:rsid="00119738" officeooo:paragraph-rsid="00119738" style:font-style-asian="normal" style:font-style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085de0" officeooo:paragraph-rsid="00085de0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9pt" fo:font-style="italic" style:text-underline-style="solid" style:text-underline-width="auto" style:text-underline-color="font-color" fo:font-weight="normal" officeooo:rsid="00119738" officeooo:paragraph-rsid="00119738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officeooo:rsid="000842b2"/>
    </style:style>
    <style:style style:name="T2" style:family="text">
      <style:text-properties officeooo:rsid="00085de0"/>
    </style:style>
    <style:style style:name="T3" style:family="text">
      <style:text-properties officeooo:rsid="00097ef5"/>
    </style:style>
    <style:style style:name="T4" style:family="text">
      <style:text-properties officeooo:rsid="000a44a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a44aa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bedc1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0dba0e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bb4de"/>
    </style:style>
    <style:style style:name="T12" style:family="text">
      <style:text-properties officeooo:rsid="000bd80c"/>
    </style:style>
    <style:style style:name="T13" style:family="text">
      <style:text-properties officeooo:rsid="000dba0e"/>
    </style:style>
    <style:style style:name="T14" style:family="text">
      <style:text-properties officeooo:rsid="001175dc"/>
    </style:style>
    <style:style style:name="T15" style:family="text">
      <style:text-properties officeooo:rsid="00119738"/>
    </style:style>
    <style:style style:name="T16" style:family="text">
      <style:text-properties officeooo:rsid="00123f3c"/>
    </style:style>
    <style:style style:name="T17" style:family="text">
      <style:text-properties officeooo:rsid="001502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O<text:span text:style-name="T17">LANG</text:span> RPC INVESTIGATION REPORT</text:p>
      <text:p text:style-name="P44">Author: Kaustubh Dhokte(kaustubh.dhokte@gmail.com)</text:p>
      <text:p text:style-name="P1"/>
      <text:p text:style-name="P1">Golang has a <text:a xlink:type="simple" xlink:href="https://golang.org/pkg/net/rpc/">built-in rpc library</text:a> that provides functions to establish RPC communication between client and server. It has also provided good <text:a xlink:type="simple" xlink:href="https://golang.org/pkg/net/rpc/">documentation</text:a> for same. The rules and conventions <text:span text:style-name="T17">for an rpc implementation</text:span> are covered later in <text:span text:style-name="T3">this </text:span>document.</text:p>
      <text:p text:style-name="P1">Along with rpc library, <text:span text:style-name="T3">developers</text:span> <text:span text:style-name="T3">also</text:span> use other libraries such as <text:a xlink:type="simple" xlink:href="https://golang.org/pkg/net/"><text:span text:style-name="T5">net</text:span></text:a>, <text:a xlink:type="simple" xlink:href="https://golang.org/pkg/net/http/">http</text:a>, <text:a xlink:type="simple" xlink:href="https://golang.org/pkg/net/rpc/jsonrpc/">jsonrpc</text:a> to implement RPC communication. This is because <text:span text:style-name="T1">RPC can be implemented at both HTTP and TCP layer. By default RPC uses </text:span><text:a xlink:type="simple" xlink:href="https://golang.org/pkg/encoding/gob/"><text:span text:style-name="T1">gob</text:span></text:a><text:span text:style-name="T1"> as a wire format for encoding arguments and return values but golang also provides a library that enables to use json instead of gob. Rpc/</text:span><text:a xlink:type="simple" xlink:href="https://golang.org/pkg/net/rpc/jsonrpc/"><text:span text:style-name="T1">jsonrpc</text:span></text:a><text:span text:style-name="T1"> library provides similar APIs to that of provided by rpc, the difference being the encoding format(offcourse).</text:span></text:p>
      <text:p text:style-name="P2">Despite various APIs provided by these libraries, a typical RPC implements <text:span text:style-name="T2">a common workflow. This document mainly focuses on this workflow. Also various illustrations are attached herewith with the description of APIs they use.</text:span></text:p>
      <text:p text:style-name="P2"/>
      <text:p text:style-name="P43"><text:span text:style-name="T15">W</text:span>orkflow used by typical RPC implementation <text:span text:style-name="T11">at server side</text:span></text:p>
      <text:p text:style-name="P3"/>
      <text:list xml:id="list3017789216013172038" text:style-name="L3">
        <text:list-item>
          <text:p text:style-name="P4">Create a<text:span text:style-name="T4">n</text:span> object of the type to be exported.</text:p>
        </text:list-item>
        <text:list-item>
          <text:p text:style-name="P4">Register <text:span text:style-name="T3">the object to the RPC service.</text:span></text:p>
        </text:list-item>
        <text:list-item>
          <text:p text:style-name="P6">Create HTTP handler for the service (This is <text:span text:style-name="T11">required only if RPC is implemented on http layer</text:span>)</text:p>
        </text:list-item>
        <text:list-item>
          <text:p text:style-name="P6">Listen for the incoming connections</text:p>
        </text:list-item>
        <text:list-item>
          <text:p text:style-name="P40">Accept incoming requests</text:p>
        </text:list-item>
        <text:list-item>
          <text:p text:style-name="P6">Serve the incoming request<text:span text:style-name="T12">s</text:span></text:p>
        </text:list-item>
      </text:list>
      <text:p text:style-name="P5"/>
      <text:p text:style-name="P5">Various library APIs used at various stages of the workflow are as follows:</text:p>
      <text:p text:style-name="P5"/>
      <text:list xml:id="list8025834706827906238" text:style-name="L4">
        <text:list-item>
          <text:p text:style-name="P32">Create a<text:span text:style-name="T4">n</text:span> object of the type to be exported.</text:p>
          <text:p text:style-name="P10">This is typically implemented by using 'new' operator. The methods defined and exported on this type get registered for RPC service.</text:p>
        </text:list-item>
      </text:list>
      <text:p text:style-name="P11"/>
      <text:list xml:id="list215910818808244" text:continue-numbering="true" text:style-name="L4">
        <text:list-item>
          <text:p text:style-name="P33">Register <text:span text:style-name="T3">the object to the RPC service.</text:span></text:p>
        </text:list-item>
      </text:list>
      <text:p text:style-name="P8"><text:tab/><text:a xlink:type="simple" xlink:href="https://golang.org/pkg/net/rpc/#Register"><text:span text:style-name="T7">rpc.Register()</text:span></text:a><text:span text:style-name="T4">: Publishes types' methods for RPC service</text:span></text:p>
      <text:p text:style-name="P8"/>
      <text:list xml:id="list215911454522352" text:continue-numbering="true" text:style-name="L4">
        <text:list-item>
          <text:p text:style-name="P34">Create HTTP handler for the service.</text:p>
          <text:p text:style-name="P14">This is only required if HTTP connections are being listened to. Not all implementations need to create HTTP handler(the ones work on TCP layer.)</text:p>
          <text:p text:style-name="P14"/>
          <text:p text:style-name="P14"><text:a xlink:type="simple" xlink:href="https://golang.org/pkg/net/rpc/#HandleHTTP"><text:span text:style-name="T6">rpc.HandleHTTP()</text:span></text:a>: registers HTTP handler </text:p>
          <text:p text:style-name="P14"/>
        </text:list-item>
        <text:list-item>
          <text:p text:style-name="P35">Listen for the incoming connections.</text:p>
          <text:list>
            <text:list-item>
              <text:p text:style-name="P14"><text:a xlink:type="simple" xlink:href="https://golang.org/pkg/net/#Listen"><text:span text:style-name="T6">net.listen()*</text:span></text:a> </text:p>
            </text:list-item>
            <text:list-item>
              <text:p text:style-name="P26"><text:a xlink:type="simple" xlink:href="https://golang.org/pkg/net/#ListenTCP">net.ListenTCP()</text:a></text:p>
            </text:list-item>
            <text:list-item>
              <text:p text:style-name="P16"><text:a xlink:type="simple" xlink:href="https://golang.org/pkg/net/http/#ListenAndServe"><text:span text:style-name="T6">http.ListenAndServe()</text:span></text:a>: Steps 4,5,6 of the workflow are handled by the single function. But on the http layer.</text:p>
            </text:list-item>
          </text:list>
          <text:p text:style-name="P14"><text:tab/></text:p>
        </text:list-item>
        <text:list-item>
          <text:p text:style-name="P36">Accept incoming requests:</text:p>
          <text:list>
            <text:list-item>
              <text:p text:style-name="P16"><text:a xlink:type="simple" xlink:href="https://golang.org/pkg/net/rpc/#Accept"><text:span text:style-name="T6">rpc.Accept()*</text:span></text:a>: Accepts the incoming connections and serves them.</text:p>
            </text:list-item>
            <text:list-item>
              <text:p text:style-name="P16"><text:a xlink:type="simple" xlink:href="https://golang.org/pkg/net/http/#Serve"><text:span text:style-name="T8">h</text:span></text:a><text:a xlink:type="simple" xlink:href="https://golang.org/pkg/net/http/#Serve"><text:span text:style-name="T6">ttp.serve()</text:span></text:a>: Works at both steps 5 and 6. Accepts and Serves. Works on HTTP layer.</text:p>
            </text:list-item>
            <text:list-item>
              <text:p text:style-name="P16"><text:a xlink:type="simple" xlink:href="https://golang.org/pkg/net/http/#ListenAndServe"><text:span text:style-name="T8">h</text:span></text:a><text:a xlink:type="simple" xlink:href="https://golang.org/pkg/net/http/#ListenAndServe"><text:span text:style-name="T6">ttp.ListenAndServe()</text:span></text:a>: As mentioned above</text:p>
            </text:list-item>
          </text:list>
        </text:list-item>
      </text:list>
      <text:p text:style-name="P15"><text:soft-page-break/></text:p>
      <text:list xml:id="list215913068813847" text:continue-numbering="true" text:style-name="L4">
        <text:list-item>
          <text:p text:style-name="P17"><text:span text:style-name="T10">Serve incoming requests</text:span>:</text:p>
          <text:list>
            <text:list-item>
              <text:p text:style-name="P18"><text:a xlink:type="simple" xlink:href="https://golang.org/pkg/net/rpc/#ServeConn"><text:span text:style-name="T6">rpc.ServeConn()</text:span></text:a>: Serves only single connection and exits. In order this function to serve infinite requests, it should be run in a for loop.</text:p>
            </text:list-item>
            <text:list-item>
              <text:p text:style-name="P18"><text:a xlink:type="simple" xlink:href="https://golang.org/pkg/net/rpc/jsonrpc/#ServeConn"><text:span text:style-name="T6">jsonrpc.ServeConn()</text:span></text:a>: Same as above. Only difference is the encoding.</text:p>
            </text:list-item>
          </text:list>
        </text:list-item>
      </text:list>
      <text:p text:style-name="P19"/>
      <text:p text:style-name="P19"><text:tab/>In addition to these <text:span text:style-name="T13">two, APIs listed in steps 4 and 5 </text:span><text:a xlink:type="simple" xlink:href="https://golang.org/pkg/net/http/#ListenAndServe"><text:span text:style-name="T9">http.ListenAndServe()</text:span></text:a><text:span text:style-name="T13"> and </text:span><text:a xlink:type="simple" xlink:href="https://golang.org/pkg/net/http/#Serve"><text:span text:style-name="T9">http.Serve()</text:span></text:a><text:span text:style-name="T13"> <text:tab/>also serve the incoming connections but on the HTTP layer.</text:span></text:p>
      <text:p text:style-name="P12"><text:tab/></text:p>
      <text:p text:style-name="P20">In comparison to the workflow at server side, client side workflow is fairly simpler one.</text:p>
      <text:p text:style-name="P12"/>
      <text:p text:style-name="P12"/>
      <text:p text:style-name="P37"><text:span text:style-name="T15">W</text:span>orkflow used by typical RPC implementation <text:span text:style-name="T11">at client Side.</text:span></text:p>
      <text:p text:style-name="P9"/>
      <text:list xml:id="list6808851214860395656" text:style-name="L6">
        <text:list-item>
          <text:p text:style-name="P21">Connect to remote RPC server</text:p>
        </text:list-item>
        <text:list-item>
          <text:p text:style-name="P21">Call the procedure</text:p>
        </text:list-item>
      </text:list>
      <text:p text:style-name="P22"/>
      <text:p text:style-name="P13">Various library APIs used at various stages of the workflow are as follows:</text:p>
      <text:p text:style-name="P13"/>
      <text:list xml:id="list8033360827449498450" text:style-name="L8">
        <text:list-item>
          <text:p text:style-name="P39">Connect to remote RPC Server</text:p>
          <text:list>
            <text:list-item>
              <text:p text:style-name="P23"><text:a xlink:type="simple" xlink:href="https://golang.org/pkg/net/rpc/#Dial"><text:span text:style-name="T6">rpc.Dial()*</text:span></text:a>: For server handling TCP connections. Most Recommended method</text:p>
            </text:list-item>
            <text:list-item>
              <text:p text:style-name="P23"><text:a xlink:type="simple" xlink:href="https://golang.org/pkg/net/rpc/#DialHTTP"><text:span text:style-name="T6">rpc.DialHTTP()</text:span></text:a>: Server should handle HTTP connections for this</text:p>
            </text:list-item>
            <text:list-item>
              <text:p text:style-name="P23"><text:a xlink:type="simple" xlink:href="https://golang.org/pkg/net/#Dial"><text:span text:style-name="T6">net.Dial()</text:span></text:a>: Similar to rpc.Dial</text:p>
            </text:list-item>
          </text:list>
          <text:p text:style-name="P23">4. <text:s text:c="2"/><text:a xlink:type="simple" xlink:href="https://golang.org/pkg/net/rpc/jsonrpc/#Dial"><text:span text:style-name="T6">jsonrpc.Dial()</text:span></text:a>: Connects to json-rpc server</text:p>
        </text:list-item>
      </text:list>
      <text:p text:style-name="P22"/>
      <text:list xml:id="list215913444142483" text:continue-numbering="true" text:style-name="L8">
        <text:list-item>
          <text:p text:style-name="P38">Call the procedure</text:p>
          <text:list>
            <text:list-item>
              <text:p text:style-name="P24"><text:a xlink:type="simple" xlink:href="https://golang.org/pkg/net/rpc/#Client.Call"><text:span text:style-name="T6">rpc.Call()*</text:span></text:a>: This method is called on client object returned by Dial function</text:p>
            </text:list-item>
            <text:list-item>
              <text:p text:style-name="P24"><text:a xlink:type="simple" xlink:href="https://golang.org/pkg/net/rpc/#Client.Call"><text:span text:style-name="T6">jsonrpc.Call()</text:span></text:a>: Call method on jsonrpc NewClient object.</text:p>
            </text:list-item>
            <text:list-item>
              <text:p text:style-name="P25"><text:a xlink:type="simple" xlink:href="https://golang.org/pkg/net/rpc/#Client.Go"><text:span text:style-name="T10">rpc.Go()</text:span></text:a><text:span text:style-name="T10">:</text:span> Go invokes the method asynchronously</text:p>
            </text:list-item>
          </text:list>
        </text:list-item>
      </text:list>
      <text:p text:style-name="P27"/>
      <text:p text:style-name="P27"/>
      <text:p text:style-name="P27">In <text:span text:style-name="T14">above listed APIs, ones marked with * are the most recommended ones.</text:span></text:p>
      <text:p text:style-name="P27"/>
      <text:p text:style-name="P27"/>
      <text:p text:style-name="P28">General rules and conventions to implement RPC as documented on Golang rpc documentation:</text:p>
      <text:p text:style-name="P30"/>
      <text:list xml:id="list5654885146164456336" text:style-name="L11">
        <text:list-item>
          <text:p text:style-name="P31">A server may register multiple objects (services) of different types but it is an error to register multiple objects of the same type.</text:p>
        </text:list-item>
        <text:list-item>
          <text:p text:style-name="P41">The method's(to be used as a remote procedure) type should be exported.</text:p>
        </text:list-item>
        <text:list-item>
          <text:p text:style-name="P41">The method should exported.</text:p>
        </text:list-item>
        <text:list-item>
          <text:p text:style-name="P41">The method must have two arguments, both exported (or builtin) types.</text:p>
        </text:list-item>
        <text:list-item>
          <text:p text:style-name="P41">The method's second argument should be a pointer.</text:p>
        </text:list-item>
        <text:list-item>
          <text:p text:style-name="P41">The method's return type should be error.</text:p>
        </text:list-item>
      </text:list>
      <text:p text:style-name="Standard"/>
      <text:p text:style-name="Standard"><text:tab/><text:span text:style-name="T15">Method should look like:</text:span></text:p>
      <text:p text:style-name="Standard"/>
      <text:p text:style-name="Standard"><text:tab/><text:span text:style-name="T5">func (t *T) MethodName(argType T1, replyType *T2) error</text:span></text:p>
      <text:p text:style-name="Standard"/>
      <text:p text:style-name="P42"><text:tab/>where, T, T1, T2 should be able to be marshalled by encoding.</text:p>
      <text:p text:style-name="P42"><text:soft-page-break/><text:tab/></text:p>
      <text:p text:style-name="P42"><text:tab/>T1: Arguments provided by the caller</text:p>
      <text:p text:style-name="P42"><text:tab/>T2: Return parameters to be returned to the caller.</text:p>
      <text:p text:style-name="P42"><text:tab/>Return Value: Error, non-nil if occurred, else <text:span text:style-name="T16">nil</text:span>. (T2 will not be sent back in this cas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2pt" fo:font-style="normal" style:text-underline-style="none" fo:font-weight="normal" officeooo:rsid="00116391" officeooo:paragraph-rsid="001175dc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4:24:29.102726845</meta:creation-date>
    <dc:date>2016-07-03T21:59:10.093101259</dc:date>
    <meta:editing-duration>PT6H1M43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63" meta:word-count="704" meta:character-count="4350" meta:non-whitespace-character-count="3726"/>
  </office:meta>
</office:document-meta>
</file>